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06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51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1.316cm" fo:break-before="auto" style:use-optimal-row-height="false"/>
    </style:style>
    <style:style style:name="ro16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1.369cm" fo:break-before="auto" style:use-optimal-row-height="false"/>
    </style:style>
    <style:style style:name="ro18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end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3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069a2e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fo:border="0.74pt solid #000000" style:vertical-align="automatic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LiberationSans" fo:font-size="10pt" fo:font-weight="normal" fo:font-style="normal" style:letter-kerning="true" style:font-name-asian="LiberationSans" style:font-name-complex="Liberation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Liberation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name-asian="LiberationSans" style:font-name-complex="Liberation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  <text:p><text:span text:style-name="T4">Red:</text:span> Does not trigger for custom player characters</text:p>
            <text:p>NOTE: You can also find all filled “SLOT-NAME” cells for some voices in the game’s CHARSND.2DA file (v2.6.6.0).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MALE/ DEFAULT  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MORALE</text:p>
          </table:table-cell>
          <table:table-cell table:style-name="ce17" office:value-type="string" calcext:value-type="string">
            <text:p>Moral failure is triggered, e.g. because of</text:p>
            <text:p>low hit points</text:p>
          </table:table-cell>
          <table:table-cell table:style-name="ce18" office:value-type="string" calcext:value-type="string">
            <text:p>u_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HAPPY</text:p>
          </table:table-cell>
          <table:table-cell table:style-name="ce17" office:value-type="string" calcext:value-type="string">
            <text:p>Matches with the party's reputation</text:p>
          </table:table-cell>
          <table:table-cell table:style-name="ce18" office:value-type="string" calcext:value-type="string">
            <text:p>r_</text:p>
          </table:table-cell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ANNOYED</text:p>
          </table:table-cell>
          <table:table-cell table:style-name="ce17" office:value-type="string" calcext:value-type="string">
            <text:p>„Slightly“ inconsistent </text:p>
            <text:p>With the party's reputation</text:p>
          </table:table-cell>
          <table:table-cell table:style-name="ce18" office:value-type="string" calcext:value-type="string">
            <text:p>5_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SERIOUS</text:p>
          </table:table-cell>
          <table:table-cell table:style-name="ce17" office:value-type="string" calcext:value-type="string">
            <text:p>„Strongly“ incompatible </text:p>
            <text:p>with the party's reputation</text:p>
          </table:table-cell>
          <table:table-cell table:style-name="ce18" office:value-type="string" calcext:value-type="string">
            <text:p>6_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BREAKING_POINT</text:p>
          </table:table-cell>
          <table:table-cell table:style-name="ce17" office:value-type="string" calcext:value-type="string">
            <text:p>Not at all compatible </text:p>
            <text:p>With the party's reputation</text:p>
          </table:table-cell>
          <table:table-cell table:style-name="ce18" office:value-type="string" calcext:value-type="string">
            <text:p>j_</text:p>
          </table:table-cell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9" office:value-type="float" office:value="89115" calcext:value-type="float">
            <text:p>89115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9" office:value-type="float" office:value="89116" calcext:value-type="float">
            <text:p>89116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9" office:value-type="float" office:value="89117" calcext:value-type="float">
            <text:p>89117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9" office:value-type="float" office:value="89114" calcext:value-type="float">
            <text:p>89114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9" office:value-type="float" office:value="89114" calcext:value-type="float">
            <text:p>89114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9" office:value-type="float" office:value="89114" calcext:value-type="float">
            <text:p>89114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9" office:value-type="float" office:value="89125" calcext:value-type="float">
            <text:p>89125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9" office:value-type="float" office:value="89126" calcext:value-type="float">
            <text:p>89126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5">Character is hit and</text:span></text:p>
            <text:p><text:span text:style-name="T5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8">
          <table:table-cell table:style-name="ce7" office:value-type="float" office:value="20" calcext:value-type="float">
            <text:p>20</text:p>
          </table:table-cell>
          <table:table-cell table:style-name="ce9" office:value-type="float" office:value="89118" calcext:value-type="float">
            <text:p>89118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8">
          <table:table-cell table:style-name="ce7" office:value-type="float" office:value="21" calcext:value-type="float">
            <text:p>21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FOREST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forest</text:span></text:p>
          </table:table-cell>
          <table:table-cell table:style-name="ce18" office:value-type="string" calcext:value-type="string">
            <text:p>n</text:p>
          </table:table-cell>
        </table:table-row>
        <table:table-row table:style-name="ro8">
          <table:table-cell table:style-name="ce7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CITY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city</text:span>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UNGEON</text:p>
          </table:table-cell>
          <table:table-cell table:style-name="ce17" office:value-type="string" calcext:value-type="string">
            <text:p>There's a chance the character will say it</text:p>
            <text:p>when he is in dungeon</text:p>
          </table:table-cell>
          <table:table-cell table:style-name="ce18" office:value-type="string" calcext:value-type="string">
            <text:p>p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AY</text:p>
          </table:table-cell>
          <table:table-cell table:style-name="ce17" office:value-type="string" calcext:value-type="string">
            <text:p>There's a chance the character will say it</text:p>
            <text:p>when it's day in the game</text:p>
          </table:table-cell>
          <table:table-cell table:style-name="ce18" office:value-type="string" calcext:value-type="string">
            <text:p>q</text:p>
          </table:table-cell>
        </table:table-row>
        <table:table-row table:style-name="ro8">
          <table:table-cell table:style-name="ce7" office:value-type="float" office:value="25" calcext:value-type="float">
            <text:p>25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NIGHT</text:p>
          </table:table-cell>
          <table:table-cell table:style-name="ce17" office:value-type="string" calcext:value-type="string">
            <text:p>There's a chance the character will say it</text:p>
            <text:p>when it's night in the game</text:p>
          </table:table-cell>
          <table:table-cell table:style-name="ce18" office:value-type="string" calcext:value-type="string">
            <text:p>r</text:p>
          </table:table-cell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9" office:value-type="float" office:value="89119" calcext:value-type="float">
            <text:p>89119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9" office:value-type="float" office:value="89120" calcext:value-type="float">
            <text:p>89120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9" office:value-type="float" office:value="89121" calcext:value-type="float">
            <text:p>89121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6">
          <table:table-cell table:style-name="ce7" office:value-type="float" office:value="29" calcext:value-type="float">
            <text:p>29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8">
          <table:table-cell table:style-name="ce7" office:value-type="float" office:value="32" calcext:value-type="float">
            <text:p>32</text:p>
          </table:table-cell>
          <table:table-cell table:style-name="ce9" office:value-type="float" office:value="89122" calcext:value-type="float">
            <text:p>89122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8">
          <table:table-cell table:style-name="ce7" office:value-type="float" office:value="33" calcext:value-type="float">
            <text:p>33</text:p>
          </table:table-cell>
          <table:table-cell table:style-name="ce9" office:value-type="float" office:value="89123" calcext:value-type="float">
            <text:p>89123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8">
          <table:table-cell table:style-name="ce7" office:value-type="float" office:value="34" calcext:value-type="float">
            <text:p>34</text:p>
          </table:table-cell>
          <table:table-cell table:style-name="ce9" office:value-type="float" office:value="89124" calcext:value-type="float">
            <text:p>89124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8">
          <table:table-cell table:style-name="ce7" office:value-type="float" office:value="35" calcext:value-type="float">
            <text:p>35</text:p>
          </table:table-cell>
          <table:table-cell table:style-name="ce9" office:value-type="float" office:value="89127" calcext:value-type="float">
            <text:p>89127</text:p>
          </table:table-cell>
          <table:table-cell table:style-name="ce13" office:value-type="string" calcext:value-type="string">
            <text:p>SELECT_ACTION4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8">
          <table:table-cell table:style-name="ce7" office:value-type="float" office:value="36" calcext:value-type="float">
            <text:p>36</text:p>
          </table:table-cell>
          <table:table-cell table:style-name="ce9" office:value-type="float" office:value="89128" calcext:value-type="float">
            <text:p>89128</text:p>
          </table:table-cell>
          <table:table-cell table:style-name="ce13" office:value-type="string" calcext:value-type="string">
            <text:p>SELECT_ACTION5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8">
          <table:table-cell table:style-name="ce7" office:value-type="float" office:value="37" calcext:value-type="float">
            <text:p>37</text:p>
          </table:table-cell>
          <table:table-cell table:style-name="ce9" office:value-type="float" office:value="89129" calcext:value-type="float">
            <text:p>89129</text:p>
          </table:table-cell>
          <table:table-cell table:style-name="ce13" office:value-type="string" calcext:value-type="string">
            <text:p>SELECT_ACTION6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8">
          <table:table-cell table:style-name="ce7" office:value-type="float" office:value="38" calcext:value-type="float">
            <text:p>38</text:p>
          </table:table-cell>
          <table:table-cell table:style-name="ce9" office:value-type="float" office:value="89130" calcext:value-type="float">
            <text:p>89130</text:p>
          </table:table-cell>
          <table:table-cell table:style-name="ce13" office:value-type="string" calcext:value-type="string">
            <text:p>SELECT_ACTION7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4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9">
          <table:table-cell table:style-name="ce7" office:value-type="float" office:value="63" calcext:value-type="float">
            <text:p>63</text:p>
          </table:table-cell>
          <table:table-cell table:style-name="ce9" office:value-type="float" office:value="89131" calcext:value-type="float">
            <text:p>89131</text:p>
          </table:table-cell>
          <table:table-cell table:style-name="ce19" office:value-type="string" calcext:value-type="string">
            <text:p>SELECT_RARE1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w_</text:p>
          </table:table-cell>
        </table:table-row>
        <table:table-row table:style-name="ro10">
          <table:table-cell table:style-name="ce7" office:value-type="float" office:value="64" calcext:value-type="float">
            <text:p>64</text:p>
          </table:table-cell>
          <table:table-cell table:style-name="ce9" office:value-type="float" office:value="89132" calcext:value-type="float">
            <text:p>89132</text:p>
          </table:table-cell>
          <table:table-cell table:style-name="ce19" office:value-type="string" calcext:value-type="string">
            <text:p>SELECT_RARE2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x_</text:p>
          </table:table-cell>
        </table:table-row>
        <table:table-row table:style-name="ro8">
          <table:table-cell table:style-name="ce7" office:value-type="float" office:value="65" calcext:value-type="float">
            <text:p>65</text:p>
          </table:table-cell>
          <table:table-cell table:style-name="ce9" office:value-type="float" office:value="89133" calcext:value-type="float">
            <text:p>89133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8">
          <table:table-cell table:style-name="ce7" office:value-type="float" office:value="66" calcext:value-type="float">
            <text:p>66</text:p>
          </table:table-cell>
          <table:table-cell table:style-name="ce9" office:value-type="float" office:value="100313" calcext:value-type="float">
            <text:p>100313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5">When the character attacks </text:span></text:p>
            <text:p><text:span text:style-name="T5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8">
          <table:table-cell table:style-name="ce7" office:value-type="float" office:value="67" calcext:value-type="float">
            <text:p>67</text:p>
          </table:table-cell>
          <table:table-cell table:style-name="ce9" office:value-type="float" office:value="100314" calcext:value-type="float">
            <text:p>100314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5">When the character attacks</text:span></text:p>
            <text:p><text:span text:style-name="T5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1">
          <table:table-cell table:style-name="ce7" office:value-type="float" office:value="68" calcext:value-type="float">
            <text:p>68</text:p>
          </table:table-cell>
          <table:table-cell table:style-name="ce9" office:value-type="float" office:value="100315" calcext:value-type="float">
            <text:p>100315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8">
          <table:table-cell table:style-name="ce7" office:value-type="float" office:value="69" calcext:value-type="float">
            <text:p>69</text:p>
          </table:table-cell>
          <table:table-cell table:style-name="ce9" office:value-type="float" office:value="100316" calcext:value-type="float">
            <text:p>100316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2">
          <table:table-cell table:style-name="ce7" office:value-type="float" office:value="70" calcext:value-type="float">
            <text:p>70</text:p>
          </table:table-cell>
          <table:table-cell table:style-name="ce9" office:value-type="float" office:value="100317" calcext:value-type="float">
            <text:p>100317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3">
          <table:table-cell table:style-name="ce7" office:value-type="float" office:value="71" calcext:value-type="float">
            <text:p>71</text:p>
          </table:table-cell>
          <table:table-cell table:style-name="ce9" office:value-type="float" office:value="100318" calcext:value-type="float">
            <text:p>100318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4">
          <table:table-cell table:style-name="ce7" office:value-type="float" office:value="72" calcext:value-type="float">
            <text:p>72</text:p>
          </table:table-cell>
          <table:table-cell table:style-name="ce9" office:value-type="float" office:value="100319" calcext:value-type="float">
            <text:p>100319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15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2EE_SELECT_RARE1</text:p>
          </table:table-cell>
          <table:table-cell table:style-name="ce31" office:value-type="string" calcext:value-type="string">
            <text:p><text:span text:style-name="T7">The character is repeatedly selected</text:span></text:p>
            <text:p><text:span text:style-name="T7"> e.g. with a left mouse click</text:span></text:p>
            <text:p/>
          </table:table-cell>
          <table:table-cell table:style-name="ce18" office:value-type="string" calcext:value-type="string">
            <text:p>0_</text:p>
          </table:table-cell>
        </table:table-row>
        <table:table-row table:style-name="ro16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2EE_SELECT_RARE2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1_</text:p>
          </table:table-cell>
        </table:table-row>
        <table:table-row table:style-name="ro17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2EE_SELECT_RARE3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2_</text:p>
          </table:table-cell>
        </table:table-row>
        <table:table-row table:style-name="ro18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2EE_SELECT_RARE4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3_</text:p>
          </table:table-cell>
        </table:table-row>
        <table:table-row table:style-name="ro8">
          <table:table-cell table:style-name="ce7" office:value-type="float" office:value="79" calcext:value-type="float">
            <text:p>7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80" calcext:value-type="float">
            <text:p>8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81" calcext:value-type="float">
            <text:p>8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82" calcext:value-type="float">
            <text:p>8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7T18:33:06.963000000</dc:date>
    <meta:editing-duration>P2DT5H47M59S</meta:editing-duration>
    <meta:editing-cycles>66</meta:editing-cycles>
    <meta:generator>LibreOffice/7.3.5.2$Windows_X86_64 LibreOffice_project/184fe81b8c8c30d8b5082578aee2fed2ea847c01</meta:generator>
    <meta:document-statistic meta:table-count="1" meta:cell-count="351" meta:object-count="0"/>
  </office:meta>
</office:document-meta>
</file>